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1069*"/>
    </style:style>
    <style:style style:name="Tableau2.B" style:family="table-column">
      <style:table-column-properties style:column-width="17.002cm" style:rel-column-width="9639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808cm" table:align="margins"/>
    </style:style>
    <style:style style:name="Table1.A" style:family="table-column">
      <style:table-column-properties style:column-width="16.808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08cm" table:align="margins"/>
    </style:style>
    <style:style style:name="Table2.A" style:family="table-column">
      <style:table-column-properties style:column-width="16.808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08cm" table:align="margins"/>
    </style:style>
    <style:style style:name="Table3.A" style:family="table-column">
      <style:table-column-properties style:column-width="16.808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08cm" table:align="margins"/>
    </style:style>
    <style:style style:name="Table4.A" style:family="table-column">
      <style:table-column-properties style:column-width="16.808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08cm" table:align="margins"/>
    </style:style>
    <style:style style:name="Table5.A" style:family="table-column">
      <style:table-column-properties style:column-width="16.808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1cm" style:rel-column-width="1083*"/>
    </style:style>
    <style:style style:name="Tableau3.B" style:family="table-column">
      <style:table-column-properties style:column-width="16.977cm" style:rel-column-width="9625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1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3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3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T1" style:family="text">
      <style:text-properties fo:font-size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weight-asian="bold" style:font-weight-complex="bold"/>
    </style:style>
    <style:style style:name="T4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style-complex="italic" style:font-weight-complex="bold"/>
    </style:style>
    <style:style style:name="T9" style:family="text">
      <style:text-properties fo:font-weight="bold" style:font-weight-asian="bold" style:font-size-complex="11pt" style:font-weight-complex="bold"/>
    </style:style>
    <style:style style:name="T10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font-name="Bitstream Chart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fo:letter-spacing="-0.009cm" fo:font-weight="bold" style:font-weight-asian="bold" style:font-weight-complex="bold"/>
    </style:style>
    <style:style style:name="T22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letter-spacing="-0.009cm"/>
    </style:style>
    <style:style style:name="T24" style:family="text">
      <style:text-properties fo:font-style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Bitstream Charter"/>
    </style:style>
    <style:style style:name="T28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Bitstream Charter" fo:font-style="italic" style:font-style-asian="italic" style:font-style-complex="italic"/>
    </style:style>
    <style:style style:name="T34" style:family="text">
      <style:text-properties style:font-name="Bitstream Charter" fo:letter-spacing="-0.009cm" fo:font-style="italic" style:font-style-asian="italic" style:font-style-complex="italic"/>
    </style:style>
    <style:style style:name="T35" style:family="text">
      <style:text-properties style:text-position="super 58%"/>
    </style:style>
    <style:style style:name="T36" style:family="text">
      <style:text-properties fo:color="#000000"/>
    </style:style>
    <style:style style:name="T37" style:family="text">
      <style:text-properties fo:color="#000000" style:font-name="Bitstream Charter" fo:font-style="italic" style:font-style-asian="italic" style:font-style-complex="italic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0000ff" style:font-name="Courier 10 Pitch" fo:font-size="11pt" style:font-size-asian="11pt" style:font-size-complex="11pt"/>
    </style:style>
    <style:style style:name="T42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3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size-asian="11pt"/>
    </style:style>
    <style:style style:name="T45" style:family="text">
      <style:text-properties style:font-style-asian="italic"/>
    </style:style>
    <style:style style:name="T46" style:family="text">
      <style:text-properties style:font-size-complex="11pt"/>
    </style:style>
    <style:style style:name="T47" style:family="text">
      <style:text-properties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1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3"><text:s text:c="58"/>Expé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Depuis Sept.</text:p>
            <text:p text:style-name="P20"><text:s/>2011</text:p>
          </table:table-cell>
          <table:table-cell table:style-name="Tableau2.B1" office:value-type="string">
            <text:p text:style-name="P7">Ingénieur Expert à INRIA Saclay-IDF, Équipe TAO <text:span text:style-name="T38">(Apprentissage et Optimisation)</text:span></text:p>
            <text:p text:style-name="Standard"><text:span text:style-name="T31">Développement collaboratif au sein du Projet Mash </text:span><text:span text:style-name="T29">(</text:span><text:a xlink:type="simple" xlink:href="http://mash-project.eu/"><text:span text:style-name="T43">http://mash-project.eu/</text:span></text:a><text:span text:style-name="T29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et validations d'heuristiques/planificateurs généré avec <text:span text:style-name="T7">Python</text:span> et codé en <text:span text:style-name="T7">C++</text:span>.</text:p>
                  <text:p text:style-name="P5">- En mode simulation: Test sur un simulateur 3D codé en <text:span text:style-name="T7">Java</text:span>.</text:p>
                  <text:p text:style-name="P5">- Test sur bras robot réel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0">2011</text:p>
            <text:p text:style-name="P20">- <text:s/></text:p>
            <text:p text:style-name="P20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8">(Apprentissage et Optimisation)</text:span></text:p>
            <text:p text:style-name="Standard"><text:span text:style-name="T31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Planification grande dimension avec application à l'énergie: Gestion de production électrique.</text:p>
                  <text:p text:style-name="P5">- Tuning des paramètres du programme joueur de Go <text:span text:style-name="T7">MoGo</text:span>.</text:p>
                  <text:p text:style-name="P5">- Expérimentations sur la parallélisation de l'algorithme Monte-Carlo Tree Search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20">2010</text:p>
            <text:p text:style-name="P20">1 mois</text:p>
          </table:table-cell>
          <table:table-cell table:style-name="Tableau2.B1" office:value-type="string">
            <text:p text:style-name="Standard"><text:span text:style-name="T31">Mission au sein de OASE Lab </text:span><text:span text:style-name="T13">(Ontology Applications and Sotware Engineering)</text:span><text:span text:style-name="T17">, Taiwan: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, Base de règles codée en <text:span text:style-name="T7">C++</text:span>/<text:span text:style-name="T7">Octave</text:span>. </text:p>
                  <text:p text:style-name="P5">- Installation d'un Mini-cluster pour expérimentions <text:span text:style-name="T7">MPI (ompi 1.4)</text:span>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9</text:p>
            <text:p text:style-name="P20">6 mois</text:p>
          </table:table-cell>
          <table:table-cell table:style-name="Tableau2.B1" office:value-type="string">
            <text:p text:style-name="Standard"><text:span text:style-name="T31">Thèse de Master,</text:span> <text:span text:style-name="T13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28">Raffinement d'abstraction de composants matériels pour la vérification par model checking.</text:span></text:p>
                  <text:p text:style-name="Standard"><text:span text:style-name="T28">Framework codé en </text:span><text:span text:style-name="T30">C/C++</text:span><text:span text:style-name="T28">,interfaçage avec la </text:span><text:span text:style-name="T30">librairie VIS</text:span><text:span text:style-name="T28"> et intégrant le solveur </text:span><text:span text:style-name="T30">zChaff</text:span><text:span text:style-name="T28">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8</text:p>
            <text:p text:style-name="P20">6 mois</text:p>
          </table:table-cell>
          <table:table-cell table:style-name="Tableau2.B1" office:value-type="string">
            <text:p text:style-name="Standard"><text:span text:style-name="T31">Thèse de maîtrise, </text:span><text:span text:style-name="T13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28">Système de gestion de e-learning : approche basée sur les metadonnées formelles pour <text:s/></text:span></text:p>
                  <text:p text:style-name="Standard"><text:span text:style-name="T28">l'aide à l'apprentissage en ligne. Module d'apprentissage codé en </text:span><text:span text:style-name="T30">Php 4</text:span><text:span text:style-name="T28">, base de connaissances en </text:span><text:span text:style-name="T30">MySQL 4.0</text:span><text:span text:style-name="T28"> et intégré dans la plateforme </text:span><text:span text:style-name="T30">Moodle 1.0</text:span><text:span text:style-name="T28">. 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3"><text:s text:c="84"/>É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8</text:p>
            <text:p text:style-name="P20">-</text:p>
            <text:p text:style-name="P20">2009</text:p>
          </table:table-cell>
          <table:table-cell table:style-name="Tableau3.B1" office:value-type="string">
            <text:p text:style-name="P22">Master 2 : Modèles, Optimisation, Programmation et Services. </text:p>
            <text:p text:style-name="P28"><text:span text:style-name="T4">Université d’Evry-Val-d’Essonne, France</text:span><text:span text:style-name="T5">.</text:span> <text:s text:c="4"/></text:p>
            <text:p text:style-name="P5"><text:span text:style-name="T39">Majeurs:</text:span> Optimisation, Apprentissage automatique, Recherche opérationnelle.</text:p>
            <text:p text:style-name="P5"><text:span text:style-name="T39">Mineurs:</text:span> systèmes distribués<text:span text:style-name="T36">, programmation linéaire.</text:span></text:p>
          </table:table-cell>
        </table:table-row>
        <table:table-row>
          <table:table-cell table:style-name="Tableau3.A1" office:value-type="string">
            <text:p text:style-name="P20">2006</text:p>
            <text:p text:style-name="P20">-</text:p>
            <text:p text:style-name="P20">2008</text:p>
          </table:table-cell>
          <table:table-cell table:style-name="Tableau3.B1" office:value-type="string">
            <text:p text:style-name="P23"><text:span text:style-name="T2">Maîtrise en Informatiques : Génie Logiciel et Programmation.</text:span><text:span text:style-name="T6"> </text:span></text:p>
            <text:p text:style-name="P24"><text:span text:style-name="T4">Université de Carthage, Tunisie.</text:span><text:span text:style-name="T25"> </text:span><text:span text:style-name="T26"><text:s/></text:span></text:p>
            <text:p text:style-name="P30">Avec mention bien (3<text:span text:style-name="T35">ème</text:span>/64).</text:p>
            <text:p text:style-name="P29"><text:span text:style-name="T39">Majeurs:</text:span> Ateliers de génie logiciel. <text:span text:style-name="T39">Mineurs:</text:span> Architecture des systèmes <text:span text:style-name="T36">d'exploitation.</text:span></text:p>
          </table:table-cell>
        </table:table-row>
        <table:table-row table:style-name="Tableau3.3">
          <table:table-cell table:style-name="Tableau3.A1" office:value-type="string">
            <text:p text:style-name="P20">2003 <text:s text:c="3"/>-</text:p>
            <text:p text:style-name="P20">2006</text:p>
          </table:table-cell>
          <table:table-cell table:style-name="Tableau3.B1" office:value-type="string">
            <text:p text:style-name="P22">DEUPC en Mathématiques et Sciences Informatiques.</text:p>
            <text:p text:style-name="P24"><text:span text:style-name="T4">Université de Carthage, Tunisie.</text:span><text:span text:style-name="T25"> </text:span><text:span text:style-name="T26"><text:s/></text:span></text:p>
            <text:p text:style-name="P5"><text:span text:style-name="T39">Majeurs:</text:span> Sciences informatiques, Mathématiques. <text:span text:style-name="T39">Mineurs:</text:span> Physiques, Statistiques<text:span text:style-name="T36">.</text:span></text:p>
          </table:table-cell>
        </table:table-row>
        <table:table-row table:style-name="Tableau3.3">
          <table:table-cell table:style-name="Tableau3.A1" office:value-type="string">
            <text:p text:style-name="P20">2002- <text:soft-page-break/>2003</text:p>
          </table:table-cell>
          <table:table-cell table:style-name="Tableau3.B1" office:value-type="string">
            <text:p text:style-name="P22">Baccalauréat scientifique : Mathématiques.</text:p>
          </table:table-cell>
        </table:table-row>
      </table:table>
      <text:p text:style-name="P17"/>
      <text:p text:style-name="P17"><text:s text:c="61"/>Compétences Spécifiques</text:p>
      <text:p text:style-name="P25"/>
      <text:p text:style-name="Standard"><text:span text:style-name="T12"><text:tab/><text:tab/></text:span><text:span text:style-name="T16">Programmation:</text:span><text:span text:style-name="T40"> </text:span><text:span text:style-name="T32">C/C++(Expert), Java(Familier), Cuda(base).</text:span></text:p>
      <text:p text:style-name="P12"><text:span text:style-name="T22"><text:tab/><text:tab/></text:span><text:span text:style-name="T18">API:</text:span><text:span text:style-name="T33"> JNI, SWING. </text:span></text:p>
      <text:p text:style-name="P12"><text:span text:style-name="T21"><text:tab/><text:tab/></text:span><text:span text:style-name="T18">IDE:</text:span> <text:span text:style-name="T33">Vim, Eclipse, NetBeans.</text:span></text:p>
      <text:p text:style-name="Standard"><text:span text:style-name="T21"><text:tab/><text:tab/></text:span><text:span text:style-name="T16">Programmation linéaire:</text:span><text:span text:style-name="T23"> GLPK, Visual Xpress 3</text:span><text:span text:style-name="T33">. <text:s text:c="2"/></text:span><text:s/></text:p>
      <text:p text:style-name="P12"><text:span text:style-name="T21"><text:tab/><text:tab/></text:span><text:span text:style-name="T18">Gestionnaires de Versions:</text:span> <text:span text:style-name="T33">CVS, SVN, GIT. </text:span><text:s text:c="3"/></text:p>
      <text:p text:style-name="P12"><text:span text:style-name="T21"><text:tab/><text:tab/></text:span><text:span text:style-name="T18">Scripts:</text:span> <text:span text:style-name="T33">Shell, Sed, </text:span><text:span text:style-name="T37">Awk, O</text:span><text:span text:style-name="T33">ctave.</text:span><text:line-break/><text:tab/><text:tab/><text:span text:style-name="T18">Gestion de bases de données:</text:span> <text:span text:style-name="T33">Oracle, PL/SQL, MySQL.</text:span></text:p>
      <text:p text:style-name="P12"><text:span text:style-name="T21"><text:tab/><text:tab/></text:span><text:span text:style-name="T18">Systèmes d'exploitation:</text:span><text:span text:style-name="T23"> </text:span><text:span text:style-name="T34">MS Windows, Linux, MacOS.</text:span></text:p>
      <text:p text:style-name="P13"><text:s text:c="79"/>Formations</text:p>
      <text:p text:style-name="P14"/>
      <text:p text:style-name="Standard"><text:tab/><text:tab/><text:span text:style-name="T16">Avril 2011: École de printemps GRID'5000 (5 jours)</text:span></text:p>
      <text:p text:style-name="Standard"><text:span text:style-name="T20"><text:tab/> <text:s text:c="9"/></text:span><text:span text:style-name="T14">-</text:span><text:span text:style-name="T15"> </text:span><text:span text:style-name="T14">Clouds computing et déploiement d'environnements virtualisés.</text:span></text:p>
      <text:p text:style-name="Standard"><text:tab/><text:tab/><text:span text:style-name="T16">Avril 2011: Formation intensive à INRIA-Saclay (3 jours)</text:span></text:p>
      <text:p text:style-name="Standard"><text:span text:style-name="T11"><text:tab/> <text:s text:c="13"/></text:span><text:span text:style-name="T14">- Programmation GPGPU.</text:span></text:p>
      <text:p text:style-name="Standard"><text:span text:style-name="T11"><text:tab/><text:tab/></text:span><text:span text:style-name="T16">Janvier 2011: Formation intensive à INRIA-Rocquencourt (3 jours) </text:span></text:p>
      <text:p text:style-name="Standard"><text:tab/> <text:s text:c="11"/><text:span text:style-name="T14"><text:s/>- Programmation parallèle avec MPI.</text:span></text:p>
      <text:p text:style-name="Standard"><text:tab/> <text:s text:c="11"/><text:span text:style-name="T14"><text:s/>- Programmation GPU avec Cuda.</text:span></text:p>
      <text:p text:style-name="Standard"><text:tab/><text:tab/><text:span text:style-name="T16">Avril 2010: École de printemps GRID'5000 (5 jours)</text:span></text:p>
      <text:p text:style-name="Standard"><text:tab/> <text:s text:c="12"/><text:span text:style-name="T14">- Plan d'expériences et expérimentations grande échelle sur les grilles de calcul.</text:span></text:p>
      <text:p text:style-name="P15"><text:s text:c="82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9">2011</text:p>
            <text:p text:style-name="P19"><text:s/>-</text:p>
            <text:p text:style-name="P19"><text:s/>2009</text:p>
          </table:table-cell>
          <table:table-cell table:style-name="Tableau4.B1" office:value-type="string">
            <text:p text:style-name="Standard"><text:span text:style-name="T10">MoGo:</text:span><text:span text:style-name="T38"> </text:span><text:span text:style-name="T14">Vinqueur de plusieurs compétitions et challenges internationaux. </text:span></text:p>
            <text:p text:style-name="Standard"><text:span text:style-name="T14">Codé en </text:span><text:span text:style-name="T15">C++</text:span><text:span text:style-name="T14">, implémentant l'algorithme MCTS et des modules d'apprentissage/optimisation. <text:s text:c="31"/></text:span></text:p>
            <text:p text:style-name="Standard"><text:span text:style-name="T14">Amélioration des versions (gestionnaire de version </text:span><text:span text:style-name="T15">SVN</text:span><text:span text:style-name="T14">) par expérimentations sur </text:span><text:span text:style-name="T15">grille de calcul.</text:span></text:p>
          </table:table-cell>
        </table:table-row>
        <table:table-row table:style-name="Tableau4.1">
          <table:table-cell table:style-name="Tableau4.A2" office:value-type="float" office:value="2008">
            <text:p text:style-name="P19">2008</text:p>
          </table:table-cell>
          <table:table-cell table:style-name="Tableau4.B1" office:value-type="string">
            <text:p text:style-name="Standard"><text:span text:style-name="T7">ATM : </text:span>Simulateur de distributeur de Banque : Modélisation en <text:span text:style-name="T7">UML</text:span><text:span text:style-name="T26">, et implémentation en </text:span><text:span text:style-name="T7">C++</text:span><text:span text:style-name="T26">.</text:span></text:p>
          </table:table-cell>
        </table:table-row>
        <table:table-row table:style-name="Tableau4.1">
          <table:table-cell table:style-name="Tableau4.A2" office:value-type="float" office:value="2010">
            <text:p text:style-name="P19">2010</text:p>
          </table:table-cell>
          <table:table-cell table:style-name="Tableau4.B1" office:value-type="string">
            <text:p text:style-name="Standard"><text:span text:style-name="T10">Développements Libres : MoGoDroid</text:span>: Application<text:span text:style-name="T14"> de Go pour la plateforme Android. Moteur en </text:span><text:span text:style-name="T15">C++</text:span><text:span text:style-name="T14">, Interface utilisateur en </text:span><text:span text:style-name="T15">Java</text:span><text:span text:style-name="T14"> et la communication utilisant </text:span><text:span text:style-name="T15">JNI </text:span><text:span text:style-name="T14">(en cours).</text:span></text:p>
          </table:table-cell>
        </table:table-row>
        <table:table-row table:style-name="Tableau4.1">
          <table:table-cell table:style-name="Tableau4.A1" office:value-type="string">
            <text:p text:style-name="P19">2011</text:p>
            <text:p text:style-name="P19">-</text:p>
            <text:p text:style-name="P19">2009</text:p>
          </table:table-cell>
          <table:table-cell table:style-name="Tableau4.B1" office:value-type="string">
            <text:p text:style-name="P21"><text:span text:style-name="T10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. ACML, 2011.</text:p>
                  <text:p text:style-name="P10">- Adding Double Progressive Widening to Upper Confidence Tree to Cope with </text:p>
                  <text:p text:style-name="P10"><text:s text:c="2"/>Uncertainty in Planning Problems. EWRL, 2011. <text:s text:c="2"/></text:p>
                  <text:p text:style-name="P10">- Consistency Modifications for Automatically Tuned Monte-Carlo Tree Search. LION4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72"/>Langues et Intérêts</text:p>
      <text:p text:style-name="P8"><text:tab/><text:tab/></text:p>
      <text:p text:style-name="P8"><text:tab/><text:tab/>Langu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42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2">http://www.speleobizerte.creajn.com</text:span>).</text:p>
      <text:p text:style-name="P9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06T13:47:00</dc:date>
    <meta:editing-duration>PT85H22M22S</meta:editing-duration>
    <meta:editing-cycles>255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0" meta:image-count="0" meta:object-count="0" meta:page-count="2" meta:paragraph-count="113" meta:word-count="656" meta:character-count="5473"/>
    <meta:user-defined meta:name="Info 1"/>
    <meta:user-defined meta:name="Info 2"/>
    <meta:user-defined meta:name="Info 3"/>
    <meta:user-defined meta:name="Info 4"/>
  </office:meta>
</office:document-meta>
</file>